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1.736cm" fo:min-width="5.486cm"/>
    </style:style>
    <style:style style:name="gr2" style:family="graphic" style:parent-style-name="standard">
      <style:graphic-properties draw:fill="none" draw:fill-color="#ffffcc" draw:textarea-horizontal-align="justify" draw:textarea-vertical-align="middle" draw:auto-grow-height="false" fo:min-height="2.278cm" fo:min-width="6.82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36cm" fo:min-width="5.486cm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horizontal-align="left" draw:textarea-vertical-align="middle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5.701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34cm" fo:min-width="7.784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horizontal-align="left" draw:textarea-vertical-align="middl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3.018cm" fo:min-width="2.568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2cm" svg:height="2.2cm" svg:x="18.4cm" svg:y="3.8cm">
          <text:p text:style-name="P1">Existing</text:p>
          <text:p text:style-name="P1">Bitcoin Core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7.6cm" svg:height="2.8cm" svg:x="9.1cm" svg:y="3.8cm">
          <text:p text:style-name="P1"><text:span text:style-name="T1">chainview_</text:span></text:p>
          <text:p text:style-name="P1"><text:span text:style-name="T1">createupdatedb.py</text:span></text:p>
          <text:p text:style-name="P1">(run once to create d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6.2cm" svg:height="2.2cm" svg:x="18.4cm" svg:y="8.6cm">
          <text:p text:style-name="P1"><text:span text:style-name="T1">chainview_fill.py</text:span></text:p>
          <text:p text:style-name="P1">(runs every 20 se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21.5cm" svg:y1="8.6cm" svg:x2="21.5cm" svg:y2="6cm" draw:start-shape="id1" draw:start-glue-point="0" draw:end-shape="id2" draw:end-glue-point="2" svg:d="M21500 8600v-2600" svg:viewBox="0 0 1 2601">
          <text:p text:style-name="P2"><text:s text:c="2"/>RPC-api</text:p>
          <text:p text:style-name="P2"><text:s text:c="2"/>localhost:8332</text:p>
        </draw:connector>
        <draw:custom-shape draw:style-name="gr5" draw:text-style-name="P1" xml:id="id3" draw:id="id3" draw:layer="layout" svg:width="6.2cm" svg:height="2.6cm" svg:x="9.8cm" svg:y="8.4cm">
          <text:p text:style-name="P1">chainview-db.sqlite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8.4cm" svg:y1="9.7cm" svg:x2="16cm" svg:y2="9.7cm" draw:start-shape="id1" draw:start-glue-point="3" draw:end-shape="id3" svg:d="M18400 9700h-2400" svg:viewBox="0 0 2401 1">
          <text:p/>
        </draw:connector>
        <draw:connector draw:style-name="gr6" draw:text-style-name="P1" draw:layer="layout" svg:x1="12.9cm" svg:y1="6.6cm" svg:x2="12.9cm" svg:y2="8.4cm" draw:start-shape="id4" draw:start-glue-point="2" draw:end-shape="id3" draw:end-glue-point="5" svg:d="M12900 6600v1800" svg:viewBox="0 0 1 1801">
          <text:p/>
        </draw:connector>
        <draw:custom-shape draw:style-name="gr7" draw:text-style-name="P3" xml:id="id5" draw:id="id5" draw:layer="layout" svg:width="8.4cm" svg:height="1.2cm" svg:x="8.7cm" svg:y="12.9cm">
          <text:p text:style-name="P3"><text:span text:style-name="T1">chainview_webserver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9cm" svg:y1="12.9cm" svg:x2="12.9cm" svg:y2="11cm" draw:start-shape="id5" draw:start-glue-point="0" draw:end-shape="id3" draw:end-glue-point="7" svg:d="M12900 12900v-1900" svg:viewBox="0 0 1 1901">
          <text:p text:style-name="P2"><text:s text:c="3"/>SQL</text:p>
        </draw:connector>
        <draw:custom-shape draw:style-name="gr9" draw:text-style-name="P1" xml:id="id6" draw:id="id6" draw:layer="layout" svg:width="3.4cm" svg:height="3.6cm" svg:x="3.9cm" svg:y="11.7cm">
          <text:p text:style-name="P1">User web</text:p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3cm" svg:y1="13.5cm" svg:x2="8.7cm" svg:y2="13.5cm" draw:start-shape="id6" draw:start-glue-point="1" draw:end-shape="id5" draw:end-glue-point="3" svg:d="M7300 13500h1400" svg:viewBox="0 0 1401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Lundqvist</meta:initial-creator>
    <meta:creation-date>2018-03-18T17:57:25.263402394</meta:creation-date>
    <dc:date>2018-03-18T18:18:02.665924651</dc:date>
    <dc:creator>Thomas Lundqvist</dc:creator>
    <meta:editing-duration>PT20M32S</meta:editing-duration>
    <meta:editing-cycles>11</meta:editing-cycles>
    <meta:generator>LibreOffice/4.3.3.2$Linux_X86_64 LibreOffice_project/430m0$Build-2</meta:generator>
    <meta:document-statistic meta:object-count="34"/>
  </office:meta>
</office:document-meta>
</file>